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cm" style:rel-column-width="2550*"/>
    </style:style>
    <style:style style:name="Таблица1.B" style:family="table-column">
      <style:table-column-properties style:column-width="7.565cm" style:rel-column-width="19291*"/>
    </style:style>
    <style:style style:name="Таблица1.C" style:family="table-column">
      <style:table-column-properties style:column-width="6.424cm" style:rel-column-width="16381*"/>
    </style:style>
    <style:style style:name="Таблица1.D" style:family="table-column">
      <style:table-column-properties style:column-width="6.426cm" style:rel-column-width="16385*"/>
    </style:style>
    <style:style style:name="Таблица1.E" style:family="table-column">
      <style:table-column-properties style:column-width="4.286cm" style:rel-column-width="1092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D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065cm" style:rel-column-width="2716*"/>
    </style:style>
    <style:style style:name="Таблица2.B" style:family="table-column">
      <style:table-column-properties style:column-width="5.937cm" style:rel-column-width="15140*"/>
    </style:style>
    <style:style style:name="Таблица2.C" style:family="table-column">
      <style:table-column-properties style:column-width="10.128cm" style:rel-column-width="25827*"/>
    </style:style>
    <style:style style:name="Таблица2.D" style:family="table-column">
      <style:table-column-properties style:column-width="5.142cm" style:rel-column-width="13111*"/>
    </style:style>
    <style:style style:name="Таблица2.E" style:family="table-column">
      <style:table-column-properties style:column-width="3.427cm" style:rel-column-width="874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2" style:family="table-row">
      <style:table-row-properties style:min-row-height="0.737cm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9" style:family="table-row">
      <style:table-row-properties style:min-row-height="0.635cm"/>
    </style:style>
    <style:style style:name="Таблица4" style:family="table">
      <style:table-properties style:width="25.668cm" table:align="right"/>
    </style:style>
    <style:style style:name="Таблица4.A" style:family="table-column">
      <style:table-column-properties style:column-width="1.032cm"/>
    </style:style>
    <style:style style:name="Таблица4.B" style:family="table-column">
      <style:table-column-properties style:column-width="5.937cm"/>
    </style:style>
    <style:style style:name="Таблица4.C" style:family="table-column">
      <style:table-column-properties style:column-width="8.906cm"/>
    </style:style>
    <style:style style:name="Таблица4.D" style:family="table-column">
      <style:table-column-properties style:column-width="9.793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2" style:family="table-row">
      <style:table-row-properties style:min-row-height="0.439cm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1.004cm" style:rel-column-width="2560*"/>
    </style:style>
    <style:style style:name="Таблица3.B" style:family="table-column">
      <style:table-column-properties style:column-width="5.597cm" style:rel-column-width="14274*"/>
    </style:style>
    <style:style style:name="Таблица3.C" style:family="table-column">
      <style:table-column-properties style:column-width="9.55cm" style:rel-column-width="24351*"/>
    </style:style>
    <style:style style:name="Таблица3.D" style:family="table-column">
      <style:table-column-properties style:column-width="9.55cm" style:rel-column-width="24350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2" style:family="table-row">
      <style:table-row-properties style:min-row-height="0.737cm"/>
    </style:style>
    <style:style style:name="Таблица3.A3" style:family="table-cell">
      <style:table-cell-properties fo:padding="0.097cm" fo:border-left="0.002cm solid #000000" fo:border-right="none" fo:border-top="none" fo:border-bottom="0.002cm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8.567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1" fo:font-size="12pt" style:font-size-asian="12pt" style:font-size-complex="12pt"/>
    </style:style>
    <style:style style:name="P2" style:family="paragraph" style:parent-style-name="Table_20_Contents">
      <style:text-properties style:font-name="Times New Roman1" fo:font-size="12pt" fo:language="en" fo:country="US" style:font-size-asian="12pt" style:font-size-complex="12pt"/>
    </style:style>
    <style:style style:name="P3" style:family="paragraph" style:parent-style-name="Table_20_Contents">
      <style:text-properties style:font-name="Times New Roman1" fo:font-size="12pt" fo:language="ru" fo:country="RU" style:font-size-asian="12pt" style:font-size-complex="12pt"/>
    </style:style>
    <style:style style:name="P4" style:family="paragraph" style:parent-style-name="Table_20_Contents">
      <style:text-properties fo:font-variant="normal" fo:text-transform="none" fo:color="#000000" style:text-line-through-style="none" style:font-name="Times New Roman1" fo:font-size="12pt" fo:language="en" fo:country="US" fo:font-style="normal" style:text-underline-style="none" fo:font-weight="normal" style:text-blinking="false" style:font-size-asian="12pt" style:font-size-complex="12pt"/>
    </style:style>
    <style:style style:name="P5" style:family="paragraph" style:parent-style-name="Table_20_Contents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style:font-size-asian="12pt" style:font-size-complex="12pt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Heading">
      <style:text-properties fo:language="ru" fo:country="RU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Table_20_Contents" style:list-style-name="Numbering_20_2"/>
    <style:style style:name="P12" style:family="paragraph" style:parent-style-name="Table_20_Contents" style:list-style-name="Numbering_20_2">
      <style:text-properties style:font-name="Times New Roman1" fo:font-size="12pt" style:font-size-asian="12pt" style:font-size-complex="12pt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 style:list-style-name="Numbering_20_2">
      <style:text-properties fo:language="en" fo:country="US"/>
    </style:style>
    <style:style style:name="P15" style:family="paragraph" style:parent-style-name="Table_20_Contents">
      <style:text-properties fo:language="ru" fo:country="RU"/>
    </style:style>
    <style:style style:name="P16" style:family="paragraph" style:parent-style-name="Table_20_Heading">
      <style:text-properties fo:language="ru" fo:country="RU"/>
    </style:style>
    <style:style style:name="P17" style:family="paragraph" style:parent-style-name="Standard">
      <style:text-properties fo:language="ru" fo:country="RU"/>
    </style:style>
    <style:style style:name="P18" style:family="paragraph" style:parent-style-name="Standard" style:list-style-name="Numbering_20_1">
      <style:text-properties fo:language="ru" fo:country="RU"/>
    </style:style>
    <style:style style:name="P19" style:family="paragraph" style:parent-style-name="Standard" style:list-style-name="Numbering_20_1"/>
    <style:style style:name="T1" style:family="text">
      <style:text-properties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language="en" fo:country="US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fo:language="ru" fo:country="RU" fo:font-style="normal" style:text-underline-style="none" fo:font-weight="normal" style:text-blinking="false"/>
    </style:style>
    <style:style style:name="T8" style:family="text">
      <style:text-properties style:font-name="Arial1" fo:font-size="9.75pt"/>
    </style:style>
    <style:style style:name="T9" style:family="text">
      <style:text-properties fo:font-size="12pt" fo:language="ru" fo:country="RU" style:font-size-asian="12pt" style:font-size-complex="12pt"/>
    </style:style>
    <style:style style:name="T10" style:family="text">
      <style:text-properties style:font-name="Times New Roman1" fo:font-size="12pt" fo:language="ru" fo:country="RU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xml:id="ct150079704" text:id="ct150079704">
          <text:insertion>
            <office:change-info>
              <dc:creator>Alexander Lisovenko</dc:creator>
              <dc:date>2016-01-15T15:53:00</dc:date>
            </office:change-info>
          </text:insertion>
        </text:changed-region>
        <text:changed-region xml:id="ct337257944" text:id="ct337257944">
          <text:insertion>
            <office:change-info>
              <dc:creator>Alexander Lisovenko</dc:creator>
              <dc:date>2016-01-15T16:58:00</dc:date>
            </office:change-info>
          </text:insertion>
        </text:changed-region>
        <text:changed-region xml:id="ct150081992" text:id="ct150081992">
          <text:insertion>
            <office:change-info>
              <dc:creator>Alexander Lisovenko</dc:creator>
              <dc:date>2016-01-15T16:01:00</dc:date>
            </office:change-info>
          </text:insertion>
        </text:changed-region>
        <text:changed-region xml:id="ct337251184" text:id="ct337251184">
          <text:insertion>
            <office:change-info>
              <dc:creator>Alexander Lisovenko</dc:creator>
              <dc:date>2016-01-15T16:56:00</dc:date>
            </office:change-info>
          </text:insertion>
        </text:changed-region>
        <text:changed-region xml:id="ct150080120" text:id="ct150080120">
          <text:insertion>
            <office:change-info>
              <dc:creator>Alexander Lisovenko</dc:creator>
              <dc:date>2016-01-15T16:02:00</dc:date>
            </office:change-info>
          </text:insertion>
        </text:changed-region>
        <text:changed-region xml:id="ct337253992" text:id="ct337253992">
          <text:insertion>
            <office:change-info>
              <dc:creator>Alexander Lisovenko</dc:creator>
              <dc:date>2016-01-15T16:57:00</dc:date>
            </office:change-info>
          </text:insertion>
        </text:changed-region>
        <text:changed-region xml:id="ct337252952" text:id="ct337252952">
          <text:insertion>
            <office:change-info>
              <dc:creator>Alexander Lisovenko</dc:creator>
              <dc:date>2016-01-15T16:02:00</dc:date>
            </office:change-info>
          </text:insertion>
        </text:changed-region>
        <text:changed-region xml:id="ct336669848" text:id="ct336669848">
          <text:insertion>
            <office:change-info>
              <dc:creator>Alexander Lisovenko</dc:creator>
              <dc:date>2016-01-15T16:58:00</dc:date>
            </office:change-info>
          </text:insertion>
        </text:changed-region>
        <text:changed-region xml:id="ct336671512" text:id="ct336671512">
          <text:insertion>
            <office:change-info>
              <dc:creator>Alexander Lisovenko</dc:creator>
              <dc:date>2016-01-15T16:59:00</dc:date>
            </office:change-info>
          </text:insertion>
        </text:changed-region>
        <text:changed-region xml:id="ct336669536" text:id="ct336669536">
          <text:insertion>
            <office:change-info>
              <dc:creator>Alexander Lisovenko</dc:creator>
              <dc:date>2016-01-15T17:00:00</dc:date>
            </office:change-info>
          </text:insertion>
        </text:changed-region>
        <text:changed-region xml:id="ct336670056" text:id="ct336670056">
          <text:insertion>
            <office:change-info>
              <dc:creator>Alexander Lisovenko</dc:creator>
              <dc:date>2016-01-15T17:01:00</dc:date>
            </office:change-info>
          </text:insertion>
        </text:changed-region>
        <text:changed-region xml:id="ct336669328" text:id="ct336669328">
          <text:insertion>
            <office:change-info>
              <dc:creator>Alexander Lisovenko</dc:creator>
              <dc:date>2016-01-15T17:01:00</dc:date>
            </office:change-info>
          </text:insertion>
        </text:changed-region>
        <text:changed-region xml:id="ct150080848" text:id="ct150080848">
          <text:deletion>
            <office:change-info>
              <dc:creator>Alexander Lisovenko</dc:creator>
              <dc:date>2016-01-15T16:02:00</dc:date>
            </office:change-info>
            <text:p text:style-name="Standard"><text:span text:style-name="T1">3</text:span></text:p>
          </text:deletion>
        </text:changed-region>
        <text:changed-region xml:id="ct337269384" text:id="ct337269384">
          <text:insertion>
            <office:change-info>
              <dc:creator>Alexander Lisovenko</dc:creator>
              <dc:date>2016-01-15T17:18:00</dc:date>
            </office:change-info>
          </text:insertion>
        </text:changed-region>
        <text:changed-region xml:id="ct337249104" text:id="ct337249104">
          <text:deletion>
            <office:change-info>
              <dc:creator>Alexander Lisovenko</dc:creator>
              <dc:date>2016-01-15T17:22:00</dc:date>
            </office:change-info>
            <text:p text:style-name="Table_20_Heading">Расшифровка</text:p>
          </text:deletion>
        </text:changed-region>
        <text:changed-region xml:id="ct337248064" text:id="ct337248064">
          <text:insertion>
            <office:change-info>
              <dc:creator>Alexander Lisovenko</dc:creator>
              <dc:date>2016-01-15T17:22:00</dc:date>
            </office:change-info>
          </text:insertion>
        </text:changed-region>
        <text:changed-region xml:id="ct337250456" text:id="ct337250456">
          <text:insertion>
            <office:change-info>
              <dc:creator>Alexander Lisovenko</dc:creator>
              <dc:date>2016-01-15T17:23:00</dc:date>
            </office:change-info>
          </text:insertion>
        </text:changed-region>
        <text:changed-region xml:id="ct337248376" text:id="ct337248376">
          <text:deletion>
            <office:change-info>
              <dc:creator>Alexander Lisovenko</dc:creator>
              <dc:date>2016-01-15T17:25:00</dc:date>
            </office:change-info>
            <text:p text:style-name="Standard"><text:span text:style-name="T1"><text:s/></text:span></text:p>
          </text:deletion>
        </text:changed-region>
        <text:changed-region xml:id="ct337249728" text:id="ct337249728">
          <text:deletion>
            <office:change-info>
              <dc:creator>Alexander Lisovenko</dc:creator>
              <dc:date>2016-01-15T17:23:00</dc:date>
            </office:change-info>
            <text:p text:style-name="Table_20_Heading">Расшифровка</text:p>
          </text:deletion>
        </text:changed-region>
        <text:changed-region xml:id="ct337250664" text:id="ct337250664">
          <text:insertion>
            <office:change-info>
              <dc:creator>Alexander Lisovenko</dc:creator>
              <dc:date>2016-01-15T17:23:00</dc:date>
            </office:change-info>
          </text:insertion>
        </text:changed-region>
        <text:changed-region xml:id="ct336689608" text:id="ct336689608">
          <text:insertion>
            <office:change-info>
              <dc:creator>Alexander Lisovenko</dc:creator>
              <dc:date>2016-01-15T17:27:00</dc:date>
            </office:change-info>
          </text:insertion>
        </text:changed-region>
        <text:changed-region xml:id="ct336670680" text:id="ct336670680">
          <text:insertion>
            <office:change-info>
              <dc:creator>Alexander Lisovenko</dc:creator>
              <dc:date>2016-01-15T17:02:00</dc:date>
            </office:change-info>
          </text:insertion>
        </text:changed-region>
        <text:changed-region xml:id="ct150081264" text:id="ct150081264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36670888" text:id="ct336670888">
          <text:insertion>
            <office:change-info>
              <dc:creator>Alexander Lisovenko</dc:creator>
              <dc:date>2016-01-15T17:04:00</dc:date>
            </office:change-info>
          </text:insertion>
        </text:changed-region>
        <text:changed-region xml:id="ct336673072" text:id="ct336673072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336674840" text:id="ct336674840">
          <text:insertion>
            <office:change-info>
              <dc:creator>Alexander Lisovenko</dc:creator>
              <dc:date>2016-01-15T17:10:00</dc:date>
            </office:change-info>
          </text:insertion>
        </text:changed-region>
        <text:changed-region xml:id="ct336674944" text:id="ct336674944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336672656" text:id="ct336672656">
          <text:insertion>
            <office:change-info>
              <dc:creator>Alexander Lisovenko</dc:creator>
              <dc:date>2016-01-15T17:10:00</dc:date>
            </office:change-info>
          </text:insertion>
        </text:changed-region>
        <text:changed-region xml:id="ct336671408" text:id="ct336671408">
          <text:insertion>
            <office:change-info>
              <dc:creator>Alexander Lisovenko</dc:creator>
              <dc:date>2016-01-15T17:03:00</dc:date>
            </office:change-info>
          </text:insertion>
        </text:changed-region>
        <text:changed-region xml:id="ct150082928" text:id="ct150082928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37249936" text:id="ct337249936">
          <text:insertion>
            <office:change-info>
              <dc:creator>Alexander Lisovenko</dc:creator>
              <dc:date>2016-01-15T17:23:00</dc:date>
            </office:change-info>
          </text:insertion>
        </text:changed-region>
        <text:changed-region xml:id="ct337278016" text:id="ct337278016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150081784" text:id="ct150081784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150082408" text:id="ct150082408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150080432" text:id="ct150080432">
          <text:insertion>
            <office:change-info>
              <dc:creator>Alexander Lisovenko</dc:creator>
              <dc:date>2016-01-15T16:07:00</dc:date>
            </office:change-info>
          </text:insertion>
        </text:changed-region>
        <text:changed-region xml:id="ct336674112" text:id="ct336674112">
          <text:insertion>
            <office:change-info>
              <dc:creator>Alexander Lisovenko</dc:creator>
              <dc:date>2016-01-15T17:06:00</dc:date>
            </office:change-info>
          </text:insertion>
        </text:changed-region>
        <text:changed-region xml:id="ct336673800" text:id="ct336673800">
          <text:insertion>
            <office:change-info>
              <dc:creator>Alexander Lisovenko</dc:creator>
              <dc:date>2016-01-15T17:07:00</dc:date>
            </office:change-info>
          </text:insertion>
        </text:changed-region>
        <text:changed-region xml:id="ct336675464" text:id="ct336675464">
          <text:insertion>
            <office:change-info>
              <dc:creator>Alexander Lisovenko</dc:creator>
              <dc:date>2016-01-15T17:08:00</dc:date>
            </office:change-info>
          </text:insertion>
        </text:changed-region>
        <text:changed-region xml:id="ct337278744" text:id="ct337278744">
          <text:insertion>
            <office:change-info>
              <dc:creator>Alexander Lisovenko</dc:creator>
              <dc:date>2016-01-15T17:13:00</dc:date>
            </office:change-info>
          </text:insertion>
        </text:changed-region>
        <text:changed-region xml:id="ct337278120" text:id="ct337278120">
          <text:insertion>
            <office:change-info>
              <dc:creator>Alexander Lisovenko</dc:creator>
              <dc:date>2016-01-15T17:14:00</dc:date>
            </office:change-info>
          </text:insertion>
        </text:changed-region>
        <text:changed-region xml:id="ct337279888" text:id="ct337279888">
          <text:insertion>
            <office:change-info>
              <dc:creator>Alexander Lisovenko</dc:creator>
              <dc:date>2016-01-15T17:17:00</dc:date>
            </office:change-info>
          </text:insertion>
        </text:changed-region>
        <text:changed-region xml:id="ct337280304" text:id="ct337280304">
          <text:insertion>
            <office:change-info>
              <dc:creator>Alexander Lisovenko</dc:creator>
              <dc:date>2016-01-15T17:15:00</dc:date>
            </office:change-info>
          </text:insertion>
        </text:changed-region>
        <text:changed-region xml:id="ct337279992" text:id="ct337279992">
          <text:insertion>
            <office:change-info>
              <dc:creator>Alexander Lisovenko</dc:creator>
              <dc:date>2016-01-15T17:16:00</dc:date>
            </office:change-info>
          </text:insertion>
        </text:changed-region>
        <text:changed-region xml:id="ct150083032" text:id="ct15008303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36675672" text:id="ct336675672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337279368" text:id="ct337279368">
          <text:insertion>
            <office:change-info>
              <dc:creator>Alexander Lisovenko</dc:creator>
              <dc:date>2016-01-15T17:25:00</dc:date>
            </office:change-info>
          </text:insertion>
        </text:changed-region>
        <text:changed-region xml:id="ct289669456" text:id="ct289669456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36673280" text:id="ct336673280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337278536" text:id="ct337278536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89670912" text:id="ct28967091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36674736" text:id="ct336674736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337279576" text:id="ct337279576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89669768" text:id="ct289669768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36675776" text:id="ct336675776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337279680" text:id="ct337279680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89669560" text:id="ct28966956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36673384" text:id="ct336673384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337278224" text:id="ct337278224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89669248" text:id="ct289669248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36674528" text:id="ct336674528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337278328" text:id="ct337278328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289670080" text:id="ct28967008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289671224" text:id="ct289671224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36674632" text:id="ct336674632">
          <text:insertion>
            <office:change-info>
              <dc:creator>Alexander Lisovenko</dc:creator>
              <dc:date>2016-01-15T17:09:00</dc:date>
            </office:change-info>
          </text:insertion>
        </text:changed-region>
        <text:changed-region xml:id="ct337279264" text:id="ct337279264">
          <text:insertion>
            <office:change-info>
              <dc:creator>Alexander Lisovenko</dc:creator>
              <dc:date>2016-01-15T17:26:00</dc:date>
            </office:change-info>
          </text:insertion>
        </text:changed-region>
        <text:changed-region xml:id="ct336689504" text:id="ct336689504">
          <text:insertion>
            <office:change-info>
              <dc:creator>Alexander Lisovenko</dc:creator>
              <dc:date>2016-01-15T17:27:00</dc:date>
            </office:change-info>
          </text:insertion>
        </text:changed-region>
        <text:changed-region xml:id="ct336689296" text:id="ct336689296">
          <text:insertion>
            <office:change-info>
              <dc:creator>Alexander Lisovenko</dc:creator>
              <dc:date>2016-01-15T17:28:00</dc:date>
            </office:change-info>
          </text:insertion>
        </text:changed-region>
        <text:changed-region xml:id="ct291525912" text:id="ct291525912">
          <text:insertion>
            <office:change-info>
              <dc:creator>Alexander Lisovenko</dc:creator>
              <dc:date>2016-01-15T16:26:00</dc:date>
            </office:change-info>
          </text:insertion>
        </text:changed-region>
        <text:changed-region xml:id="ct336670472" text:id="ct336670472">
          <text:insertion>
            <office:change-info>
              <dc:creator>Alexander Lisovenko</dc:creator>
              <dc:date>2016-01-15T17:02:00</dc:date>
            </office:change-info>
          </text:insertion>
        </text:changed-region>
        <text:changed-region xml:id="ct289672576" text:id="ct289672576">
          <text:deletion>
            <office:change-info>
              <dc:creator>Alexander Lisovenko</dc:creator>
              <dc:date>2016-01-15T16:03:00</dc:date>
            </office:change-info>
            <text:p text:style-name="Standard"><text:span text:style-name="T1">3</text:span></text:p>
          </text:deletion>
        </text:changed-region>
        <text:changed-region xml:id="ct337250872" text:id="ct337250872">
          <text:deletion>
            <office:change-info>
              <dc:creator>Alexander Lisovenko</dc:creator>
              <dc:date>2016-01-15T17:23:00</dc:date>
            </office:change-info>
            <text:p text:style-name="Table_20_Heading">Расшифровка</text:p>
          </text:deletion>
        </text:changed-region>
        <text:changed-region xml:id="ct337248272" text:id="ct337248272">
          <text:insertion>
            <office:change-info>
              <dc:creator>Alexander Lisovenko</dc:creator>
              <dc:date>2016-01-15T17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Импорт</text:span> данных из каталогов базданных <text:span text:style-name="T3">Lesis </text:span><text:span text:style-name="T1">в БД </text:span><text:span text:style-name="T3">sqlite.</text:span></text:p>
      <text:p text:style-name="P9"/>
      <text:list xml:id="list8950286834264190193" text:style-name="Numbering_20_1">
        <text:list-item>
          <text:p text:style-name="P18">Указанный <text:span text:style-name="T3">shape </text:span>файл, содержащий геометрию выделов импортируется в БД <text:span text:style-name="T3">sqlite </text:span>в отдельную таблицу с именем <text:span text:style-name="T3">videl_plg, </text:span>имя используется и как название слоя.</text:p>
        </text:list-item>
        <text:list-item>
          <text:p text:style-name="P18">Импортируются данные из таксационной повыдельной базы данных.</text:p>
          <text:list>
            <text:list-item>
              <text:p text:style-name="P19"><text:span text:style-name="T1">Импорт общей характеристики выдела из PHL1.DBF. Все поля из БД PHL1.DBF, описаные в таблице 1, добавляются к уже имеющимся полям таблицы <text:s/></text:span><text:span text:style-name="T3">videl_plg </text:span><text:span text:style-name="T1">БД </text:span><text:span text:style-name="T3">sqlite. </text:span><text:span text:style-name="T1">Имена полей сохраняются, но переводятся в нижний регистр.</text:span><text:span text:style-name="T3"> В</text:span><text:span text:style-name="T1">се кодовые значения справочных полей заменяются на соответствующие значения из справочников.</text:span></text:p>
            </text:list-item>
            <text:list-item>
              <text:p text:style-name="P19"><text:span text:style-name="T1">Описание ярусов и пород PHL2.DBF импортируются в отдельную таблицу </text:span><text:span text:style-name="T10">yarpor_attr</text:span><text:span text:style-name="T9">,</text:span><text:span text:style-name="T3"> </text:span><text:span text:style-name="T1">в соответствии с таблицей 2. Имена полей сохраняются, но переводятся в нижний регистр. Все кодовые значения справочных полей заменяются на соответствующие значения из справочников.</text:span><text:change-start text:change-id="ct150079704"/></text:p>
            </text:list-item>
            <text:list-item>
              <text:p text:style-name="P19"><text:span text:style-name="T1">Описание макетов </text:span><text:span text:style-name="T3">PHL3.DBF </text:span><text:change-end text:change-id="ct150079704"/><text:change-start text:change-id="ct337257944"/><text:span text:style-name="T3">импортируется</text:span><text:change-end text:change-id="ct337257944"/><text:change-start text:change-id="ct150081992"/><text:span text:style-name="T1"> в несколько отдельных таблиц </text:span><text:span text:style-name="T3">maket</text:span><text:change-end text:change-id="ct150081992"/><text:change-start text:change-id="ct337251184"/><text:span text:style-name="T3">_X</text:span><text:change-end text:change-id="ct337251184"/><text:change-start text:change-id="ct150080120"/><text:span text:style-name="T3">, </text:span><text:span text:style-name="T1">где </text:span><text:span text:style-name="T3">X </text:span><text:change-end text:change-id="ct150080120"/><text:change-start text:change-id="ct337253992"/><text:span text:style-name="T3">–</text:span><text:change-end text:change-id="ct337253992"/><text:change-start text:change-id="ct337252952"/><text:span text:style-name="T3"> </text:span><text:span text:style-name="T1">идентификатор макета. Структура таблицы </text:span><text:span text:style-name="T3">maket_X п</text:span><text:span text:style-name="T1">риведена в таблице 3.</text:span><text:change-end text:change-id="ct337252952"/><text:change-start text:change-id="ct336669848"/></text:p>
            </text:list-item>
            <text:list-item>
              <text:p text:style-name="P19"><text:change-end text:change-id="ct336669848"/><text:change-start text:change-id="ct336671512"/><text:span text:style-name="T1">Создается таблица псевдонимов </text:span><text:span text:style-name="T3">aliases</text:span><text:change-end text:change-id="ct336671512"/><text:change-start text:change-id="ct336669536"/><text:span text:style-name="T1">, содержащая псевдонимы для всех названий таблиц и полей в БД. </text:span><text:change-end text:change-id="ct336669536"/><text:change-start text:change-id="ct336670056"/><text:span text:style-name="T1">Структура таблицы </text:span><text:span text:style-name="T3">aliases п</text:span><text:span text:style-name="T1">риведена в таблице </text:span><text:span text:style-name="T3">4</text:span><text:span text:style-name="T1">.</text:span><text:change-end text:change-id="ct336670056"/></text:p>
            </text:list-item>
          </text:list>
        </text:list-item>
        <text:list-item>
          <text:p text:style-name="P18">Генерируются новые данные</text:p>
          <text:list>
            <text:list-item>
              <text:p text:style-name="P19"><text:span text:style-name="T1">Создается полигональный слой кварталов </text:span><text:span text:style-name="T3">- kvr_plg</text:span><text:span text:style-name="T1">. Атрибуты нового слоя в таблице </text:span><text:change-start text:change-id="ct336669328"/><text:span text:style-name="T3">5</text:span><text:change-end text:change-id="ct336669328"/><text:change text:change-id="ct150080848"/><text:span text:style-name="T1">. </text:span></text:p>
            </text:list-item>
          </text:list>
        </text:list-item>
      </text:list>
      <text:p text:style-name="P10"><text:change-start text:change-id="ct337269384"/></text:p>
      <text:p text:style-name="P10">Внимание! Все приведенные значения псевдонимов (кроме таблицы <text:span text:style-name="T3">aliases</text:span>) условны. <text:span text:style-name="T3">A</text:span>ктуальные значения псевдонимов будут храниться в таблице <text:span text:style-name="T3">aliases</text:span>, и могут не соответствовать указанным в таблицах.</text:p>
      <text:p text:style-name="P10"><text:change-end text:change-id="ct337269384"/></text:p>
      <text:p text:style-name="P10">Таблица 1. Перечень импортируемых полей из БД <text:s/>PHL1.DBF в таблицу <text:span text:style-name="T3">videl_plg </text:span>БД <text:span text:style-name="T3">sqlite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table:number-rows-spanned="2" office:value-type="string">
              <text:p text:style-name="Table_20_Heading"/>
            </table:table-cell>
            <table:table-cell table:style-name="Таблица1.A1" table:number-rows-spanned="2" office:value-type="string">
              <text:p text:style-name="Table_20_Heading">Атрибут</text:p>
            </table:table-cell>
            <table:table-cell table:style-name="Таблица1.A1" table:number-rows-spanned="2" office:value-type="string">
              <text:p text:style-name="Table_20_Heading"><text:change text:change-id="ct337249104"/><text:change-start text:change-id="ct337248064"/>Псев<text:change-end text:change-id="ct337248064"/><text:change-start text:change-id="ct337250456"/>доним<text:change-end text:change-id="ct337250456"/></text:p>
            </table:table-cell>
            <table:table-cell table:style-name="Таблица1.D1" table:number-columns-spanned="2" office:value-type="string">
              <text:p text:style-name="P8">Значение из справочника (если атрибут справочный)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Таблица1.D2" office:value-type="string">
              <text:p text:style-name="Table_20_Contents">Имя справочника</text:p>
            </table:table-cell>
            <table:table-cell table:style-name="Таблица1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1.D2" office:value-type="string">
            <text:list xml:id="list957418444398092691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NN</text:p>
          </table:table-cell>
          <table:table-cell table:style-name="Таблица1.D2" office:value-type="string">
            <text:p text:style-name="P1">Индекс выде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5866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<text:span text:style-name="T5">NOMKVR</text:span> </text:p>
          </table:table-cell>
          <table:table-cell table:style-name="Таблица1.D2" office:value-type="string">
            <text:p text:style-name="P1"><text:span text:style-name="T1">Н</text:span>омер кварта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7420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NOMVYD</text:p>
          </table:table-cell>
          <table:table-cell table:style-name="Таблица1.D2" office:value-type="string">
            <text:p text:style-name="P4">Номер выдела</text:p>
          </table:table-cell>
          <table:table-cell table:style-name="Таблица1.D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D2" office:value-type="string">
            <text:list xml:id="list37573601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KATZAS</text:p>
          </table:table-cell>
          <table:table-cell table:style-name="Таблица1.D2" office:value-type="string">
            <text:p text:style-name="P4">Категория защитных лесов</text:p>
          </table:table-cell>
          <table:table-cell table:style-name="Таблица1.D2" office:value-type="string">
            <text:p text:style-name="P4">KatZasch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757696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ADMRAN</text:p>
          </table:table-cell>
          <table:table-cell table:style-name="Таблица1.D2" office:value-type="string">
            <text:p text:style-name="P4">Административный район</text:p>
          </table:table-cell>
          <table:table-cell table:style-name="Таблица1.D2" office:value-type="string">
            <text:p text:style-name="P4">AdmRan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758588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LESBAZ</text:p>
          </table:table-cell>
          <table:table-cell table:style-name="Таблица1.D2" office:value-type="string">
            <text:p text:style-name="P4">Лесосырьевая база</text:p>
          </table:table-cell>
          <table:table-cell table:style-name="Таблица1.D2" office:value-type="string">
            <text:p text:style-name="P4">LesBaz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757853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REL</text:p>
          </table:table-cell>
          <table:table-cell table:style-name="Таблица1.D2" office:value-type="string">
            <text:p text:style-name="P4">Рельеф</text:p>
          </table:table-cell>
          <table:table-cell table:style-name="Таблица1.D2" office:value-type="string">
            <text:p text:style-name="P4">relef.DBF</text:p>
          </table:table-cell>
          <table:table-cell table:style-name="Таблица1.E2" office:value-type="string">
            <text:p text:style-name="P4">TX</text:p>
          </table:table-cell>
        </table:table-row>
        <text:soft-page-break/>
        <table:table-row>
          <table:table-cell table:style-name="Таблица1.D2" office:value-type="string">
            <text:list xml:id="list3755873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FUNZON</text:p>
          </table:table-cell>
          <table:table-cell table:style-name="Таблица1.D2" office:value-type="string">
            <text:p text:style-name="P4">Функциональная зона</text:p>
          </table:table-cell>
          <table:table-cell table:style-name="Таблица1.D2" office:value-type="string">
            <text:p text:style-name="P4">FunkZon.DBF</text:p>
          </table:table-cell>
          <table:table-cell table:style-name="Таблица1.E2" office:value-type="string">
            <text:p text:style-name="P4">TX </text:p>
          </table:table-cell>
        </table:table-row>
        <table:table-row>
          <table:table-cell table:style-name="Таблица1.D2" office:value-type="string">
            <text:list xml:id="list3757989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GODAKT</text:p>
          </table:table-cell>
          <table:table-cell table:style-name="Таблица1.D2" office:value-type="string">
            <text:p text:style-name="P1">Год актуализации лесоустройств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8181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RD</text:p>
          </table:table-cell>
          <table:table-cell table:style-name="Таблица1.D2" office:value-type="string">
            <text:p text:style-name="P1">Лесоустроительное предприяти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7691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LSVYD</text:p>
          </table:table-cell>
          <table:table-cell table:style-name="Таблица1.D2" office:value-type="string">
            <text:p text:style-name="P1"><text:span text:style-name="T7">П</text:span><text:span text:style-name="T6">лощадь выдела учетная</text:span>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71384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ATZEM</text:p>
          </table:table-cell>
          <table:table-cell table:style-name="Таблица1.D2" office:value-type="string">
            <text:p text:style-name="P1">Категория земель</text:p>
          </table:table-cell>
          <table:table-cell table:style-name="Таблица1.D2" office:value-type="string">
            <text:p text:style-name="P1">KatZem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8702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KAT</text:p>
          </table:table-cell>
          <table:table-cell table:style-name="Таблица1.D2" office:value-type="string">
            <text:p text:style-name="P1">Хозяйственная категория</text:p>
          </table:table-cell>
          <table:table-cell table:style-name="Таблица1.D2" office:value-type="string">
            <text:p text:style-name="P1">HozKat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8046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OZU</text:p>
          </table:table-cell>
          <table:table-cell table:style-name="Таблица1.D2" office:value-type="string">
            <text:p text:style-name="P5">ОЗУЛ</text:p>
          </table:table-cell>
          <table:table-cell table:style-name="Таблица1.D2" office:value-type="string">
            <text:p text:style-name="P5">OZU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7958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EKS</text:p>
          </table:table-cell>
          <table:table-cell table:style-name="Таблица1.D2" office:value-type="string">
            <text:p text:style-name="P1">Экспозиция склона</text:p>
          </table:table-cell>
          <table:table-cell table:style-name="Таблица1.D2" office:value-type="string">
            <text:p text:style-name="P1">Ekspoz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5531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RTSKL</text:p>
          </table:table-cell>
          <table:table-cell table:style-name="Таблица1.D2" office:value-type="string">
            <text:p text:style-name="P1">Крутизна склон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505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VUM</text:p>
          </table:table-cell>
          <table:table-cell table:style-name="Таблица1.D2" office:value-type="string">
            <text:p text:style-name="P1">Высота над уровнем моря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8311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ERZSKL</text:p>
          </table:table-cell>
          <table:table-cell table:style-name="Таблица1.D2" office:value-type="string">
            <text:p text:style-name="P5">Эрозия склона</text:p>
          </table:table-cell>
          <table:table-cell table:style-name="Таблица1.D2" office:value-type="string">
            <text:p text:style-name="P1"><text:span text:style-name="T8">ErzSkl.dbf</text:span>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6724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STPERZ</text:p>
          </table:table-cell>
          <table:table-cell table:style-name="Таблица1.D2" office:value-type="string">
            <text:p text:style-name="P5">Степень эрозии</text:p>
          </table:table-cell>
          <table:table-cell table:style-name="Таблица1.D2" office:value-type="string">
            <text:p text:style-name="P1"><text:span text:style-name="T4">StpErz.dbf</text:span>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568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MER1</text:p>
          </table:table-cell>
          <table:table-cell table:style-name="Таблица1.D2" office:value-type="string">
            <text:p text:style-name="P1">Хозяйственное мероприятие 1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69694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RCVYR1 </text:p>
          </table:table-cell>
          <table:table-cell table:style-name="Таблица1.D2" office:value-type="string">
            <text:p text:style-name="P1">Процент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182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OMRTK1</text:p>
          </table:table-cell>
          <table:table-cell table:style-name="Таблица1.D2" office:value-type="string">
            <text:p text:style-name="P1">Номер РТК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8288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MER2</text:p>
          </table:table-cell>
          <table:table-cell table:style-name="Таблица1.D2" office:value-type="string">
            <text:p text:style-name="P1">Хозяйственное мероприятие 2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7957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OMRTK2</text:p>
          </table:table-cell>
          <table:table-cell table:style-name="Таблица1.D2" office:value-type="string">
            <text:p text:style-name="P1">Номер РТК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4521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MER3</text:p>
          </table:table-cell>
          <table:table-cell table:style-name="Таблица1.D2" office:value-type="string">
            <text:p text:style-name="P1">Хозяйственное мероприятие 3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6465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OMRTK3</text:p>
          </table:table-cell>
          <table:table-cell table:style-name="Таблица1.D2" office:value-type="string">
            <text:p text:style-name="P1">Номер РТК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8407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CELPOR</text:p>
          </table:table-cell>
          <table:table-cell table:style-name="Таблица1.D2" office:value-type="string">
            <text:p text:style-name="P1">Целевая порода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6642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RBPOR</text:p>
          </table:table-cell>
          <table:table-cell table:style-name="Таблица1.D2" office:value-type="string">
            <text:p text:style-name="P1">Преобладающая порода 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74181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BON</text:p>
          </table:table-cell>
          <table:table-cell table:style-name="Таблица1.D2" office:value-type="string">
            <text:p text:style-name="P5">Бонитет</text:p>
          </table:table-cell>
          <table:table-cell table:style-name="Таблица1.D2" office:value-type="string">
            <text:p text:style-name="P1">Bonitet.dbf </text:p>
          </table:table-cell>
          <table:table-cell table:style-name="Таблица1.E2" office:value-type="string">
            <text:p text:style-name="P2">TX</text:p>
          </table:table-cell>
        </table:table-row>
        <text:soft-page-break/>
        <table:table-row>
          <table:table-cell table:style-name="Таблица1.D2" office:value-type="string">
            <text:list xml:id="list3757139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TIPLES</text:p>
          </table:table-cell>
          <table:table-cell table:style-name="Таблица1.D2" office:value-type="string">
            <text:p text:style-name="P1">Тип леса </text:p>
          </table:table-cell>
          <table:table-cell table:style-name="Таблица1.D2" office:value-type="string">
            <text:p text:style-name="P1">TipLesa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8508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GODVIR</text:p>
          </table:table-cell>
          <table:table-cell table:style-name="Таблица1.D2" office:value-type="string">
            <text:p text:style-name="P1">Год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73614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LPNI </text:p>
          </table:table-cell>
          <table:table-cell table:style-name="Таблица1.D2" office:value-type="string">
            <text:p text:style-name="P1">Количество пней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276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PS</text:p>
          </table:table-cell>
          <table:table-cell table:style-name="Таблица1.D2" office:value-type="string">
            <text:p text:style-name="P1">Количество пней сосны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8396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DIMPNI</text:p>
          </table:table-cell>
          <table:table-cell table:style-name="Таблица1.D2" office:value-type="string">
            <text:p text:style-name="P1">Диаметр пне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8607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TIPVYR</text:p>
          </table:table-cell>
          <table:table-cell table:style-name="Таблица1.D2" office:value-type="string">
            <text:p text:style-name="P1">Тип вырубки</text:p>
          </table:table-cell>
          <table:table-cell table:style-name="Таблица1.D2" office:value-type="string">
            <text:p text:style-name="P1">TipVyr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6614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ZAPZAH</text:p>
          </table:table-cell>
          <table:table-cell table:style-name="Таблица1.D2" office:value-type="string">
            <text:p text:style-name="P1">Запас захламленност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5849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ZZL</text:p>
          </table:table-cell>
          <table:table-cell table:style-name="Таблица1.D2" office:value-type="string">
            <text:p text:style-name="P1">Запас захламленности ликвидны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784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ZAPSUH</text:p>
          </table:table-cell>
          <table:table-cell table:style-name="Таблица1.D2" office:value-type="string">
            <text:p text:style-name="P1">Запас сухостоя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5668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EY</text:p>
          </table:table-cell>
          <table:table-cell table:style-name="Таблица1.D2" office:value-type="string">
            <text:p text:style-name="P1">Признак неэксплуатационного ярус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201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GRPVOZ</text:p>
          </table:table-cell>
          <table:table-cell table:style-name="Таблица1.D2" office:value-type="string">
            <text:p text:style-name="P1">Группа возраста</text:p>
          </table:table-cell>
          <table:table-cell table:style-name="Таблица1.D2" office:value-type="string">
            <text:p text:style-name="P1">GrpVoz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7931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ZAPVYD</text:p>
          </table:table-cell>
          <table:table-cell table:style-name="Таблица1.D2" office:value-type="string">
            <text:p text:style-name="P1">Запас на выдел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463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SEK</text:p>
          </table:table-cell>
          <table:table-cell table:style-name="Таблица1.D2" office:value-type="string">
            <text:p text:style-name="P1">Хозяйственная секция</text:p>
          </table:table-cell>
          <table:table-cell table:style-name="Таблица1.D2" office:value-type="string">
            <text:p text:style-name="P1">HozSek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6089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VOZRUB</text:p>
          </table:table-cell>
          <table:table-cell table:style-name="Таблица1.D2" office:value-type="string">
            <text:p text:style-name="P1">Код возраста 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7287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LSVOZ</text:p>
          </table:table-cell>
          <table:table-cell table:style-name="Таблица1.D2" office:value-type="string">
            <text:p text:style-name="P1">Класс возраста рубки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8568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5">ARN</text:p>
          </table:table-cell>
          <table:table-cell table:style-name="Таблица1.D2" office:value-type="string">
            <text:p text:style-name="P1">Арендатор</text:p>
          </table:table-cell>
          <table:table-cell table:style-name="Таблица1.D2" office:value-type="string">
            <text:p text:style-name="P1">arnLesse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5931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LPOD</text:p>
          </table:table-cell>
          <table:table-cell table:style-name="Таблица1.D2" office:value-type="string">
            <text:p text:style-name="P1">Количество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969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VYSPOD</text:p>
          </table:table-cell>
          <table:table-cell table:style-name="Таблица1.D2" office:value-type="string">
            <text:p text:style-name="P1">Высота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394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VOZPOD</text:p>
          </table:table-cell>
          <table:table-cell table:style-name="Таблица1.D2" office:value-type="string">
            <text:p text:style-name="P1">Возраст подроста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7214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FPOD1</text:p>
          </table:table-cell>
          <table:table-cell table:style-name="Таблица1.D2" office:value-type="string">
            <text:p text:style-name="P1">Коэффициент подроста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8631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OD1</text:p>
          </table:table-cell>
          <table:table-cell table:style-name="Таблица1.D2" office:value-type="string">
            <text:p text:style-name="P1">Порода подрост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7285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FPOD2</text:p>
          </table:table-cell>
          <table:table-cell table:style-name="Таблица1.D2" office:value-type="string">
            <text:p text:style-name="P1">Коэффициент подроста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ext:soft-page-break/>
        <table:table-row>
          <table:table-cell table:style-name="Таблица1.D2" office:value-type="string">
            <text:list xml:id="list3756525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OD2</text:p>
          </table:table-cell>
          <table:table-cell table:style-name="Таблица1.D2" office:value-type="string">
            <text:p text:style-name="P1">Порода подрост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6536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FPOD3</text:p>
          </table:table-cell>
          <table:table-cell table:style-name="Таблица1.D2" office:value-type="string">
            <text:p text:style-name="P1">Коэффициент подроста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5949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OD3</text:p>
          </table:table-cell>
          <table:table-cell table:style-name="Таблица1.D2" office:value-type="string">
            <text:p text:style-name="P1">Порода подрост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6882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OSNPOR</text:p>
          </table:table-cell>
          <table:table-cell table:style-name="Таблица1.D2" office:value-type="string">
            <text:p text:style-name="P1">Оценка подроста</text:p>
          </table:table-cell>
          <table:table-cell table:style-name="Таблица1.D2" office:value-type="string">
            <text:p text:style-name="P1">OsnPo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5848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GUSPDL</text:p>
          </table:table-cell>
          <table:table-cell table:style-name="Таблица1.D2" office:value-type="string">
            <text:p text:style-name="P1">Густота подлеска</text:p>
          </table:table-cell>
          <table:table-cell table:style-name="Таблица1.D2" office:value-type="string">
            <text:p text:style-name="P1">GustPdl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757448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DL1</text:p>
          </table:table-cell>
          <table:table-cell table:style-name="Таблица1.D2" office:value-type="string">
            <text:p text:style-name="P1">Порода подлеск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7244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DL2</text:p>
          </table:table-cell>
          <table:table-cell table:style-name="Таблица1.D2" office:value-type="string">
            <text:p text:style-name="P1">Порода подлеск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8548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DL3</text:p>
          </table:table-cell>
          <table:table-cell table:style-name="Таблица1.D2" office:value-type="string">
            <text:p text:style-name="P1">Порода подлеск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756633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TLU</text:p>
          </table:table-cell>
          <table:table-cell table:style-name="Таблица1.D2" office:value-type="string">
            <text:p text:style-name="P3">ТЛУ</text:p>
          </table:table-cell>
          <table:table-cell table:style-name="Таблица1.D2" office:value-type="string">
            <text:p text:style-name="P1">TLU.dbf </text:p>
          </table:table-cell>
          <table:table-cell table:style-name="Таблица1.E2" office:value-type="string">
            <text:p text:style-name="P2">TX</text:p>
          </table:table-cell>
        </table:table-row>
      </table:table>
      <text:p text:style-name="P10"/>
      <text:p text:style-name="P10"/>
      <text:p text:style-name="Standard"><text:span text:style-name="T1">Таблица </text:span><text:span text:style-name="T3">2</text:span><text:span text:style-name="T1">. Перечень импортируемых полей из БД </text:span><text:change text:change-id="ct337248376"/><text:span text:style-name="T1">PHL</text:span><text:span text:style-name="T3">2</text:span><text:span text:style-name="T1">.DBF в таблицу </text:span><text:span text:style-name="T10">yarpor_attr</text:span><text:span text:style-name="T3"> </text:span><text:span text:style-name="T1">БД </text:span><text:span text:style-name="T3">sqlite</text:span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table:number-rows-spanned="2" office:value-type="string">
              <text:p text:style-name="Table_20_Heading"/>
            </table:table-cell>
            <table:table-cell table:style-name="Таблица2.A1" table:number-rows-spanned="2" office:value-type="string">
              <text:p text:style-name="Table_20_Heading">Атрибут</text:p>
            </table:table-cell>
            <table:table-cell table:style-name="Таблица2.A1" table:number-rows-spanned="2" office:value-type="string">
              <text:p text:style-name="Table_20_Heading"><text:change text:change-id="ct337249728"/><text:change-start text:change-id="ct337250664"/>Псевдоним<text:change-end text:change-id="ct337250664"/></text:p>
            </table:table-cell>
            <table:table-cell table:style-name="Таблица2.D1" table:number-columns-spanned="2" office:value-type="string">
              <text:p text:style-name="P8">Значение из справочника (если атрибут справочный)</text:p>
            </table:table-cell>
            <table:covered-table-cell/>
          </table:table-row>
          <table:table-row table:style-name="Таблица2.2">
            <table:covered-table-cell/>
            <table:covered-table-cell/>
            <table:covered-table-cell/>
            <table:table-cell table:style-name="Таблица2.D2" office:value-type="string">
              <text:p text:style-name="Table_20_Contents">Имя справочника </text:p>
            </table:table-cell>
            <table:table-cell table:style-name="Таблица2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2.D2" office:value-type="string">
            <text:list xml:id="list37556504" text:continue-list="list37566335" text:style-name="Numbering_20_2">
              <text:list-item text:start-value="1">
                <text:p text:style-name="P11"/>
              </text:list-item>
            </text:list>
          </table:table-cell>
          <table:table-cell table:style-name="Таблица2.D2" office:value-type="string">
            <text:p text:style-name="Table_20_Contents">NNN</text:p>
          </table:table-cell>
          <table:table-cell table:style-name="Таблица2.D2" office:value-type="string">
            <text:p text:style-name="Table_20_Contents">Индекс <text:span text:style-name="T1">выдела</text:span></text:p>
          </table:table-cell>
          <table:table-cell table:style-name="Таблица2.D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D2" office:value-type="string">
            <text:list xml:id="list37564199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YAR</text:p>
          </table:table-cell>
          <table:table-cell table:style-name="Таблица2.D2" office:value-type="string">
            <text:p text:style-name="P1">Ярус</text:p>
          </table:table-cell>
          <table:table-cell table:style-name="Таблица2.D2" office:value-type="string">
            <text:p text:style-name="P1">Yarus.DBF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7572899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KOFSOS</text:p>
          </table:table-cell>
          <table:table-cell table:style-name="Таблица2.D2" office:value-type="string">
            <text:p text:style-name="P1">Коэффициент состава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7568673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POR</text:p>
          </table:table-cell>
          <table:table-cell table:style-name="Таблица2.D2" office:value-type="string">
            <text:p text:style-name="P1">Древесная порода</text:p>
          </table:table-cell>
          <table:table-cell table:style-name="Таблица2.D2" office:value-type="string">
            <text:p text:style-name="P1">Porody.DBF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7573631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VOZ </text:p>
          </table:table-cell>
          <table:table-cell table:style-name="Таблица2.D2" office:value-type="string">
            <text:p text:style-name="P1">Возраст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7555664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VYS </text:p>
          </table:table-cell>
          <table:table-cell table:style-name="Таблица2.D2" office:value-type="string">
            <text:p text:style-name="P1">Высот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 table:style-name="Таблица2.9">
          <table:table-cell table:style-name="Таблица2.D2" office:value-type="string">
            <text:list xml:id="list37582932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DIM</text:p>
          </table:table-cell>
          <table:table-cell table:style-name="Таблица2.D2" office:value-type="string">
            <text:p text:style-name="P1">Диаметр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7574106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KLSTOV </text:p>
          </table:table-cell>
          <table:table-cell table:style-name="Таблица2.D2" office:value-type="string">
            <text:p text:style-name="P1">Класс товарности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ext:soft-page-break/>
        <table:table-row>
          <table:table-cell table:style-name="Таблица2.D2" office:value-type="string">
            <text:list xml:id="list37582657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PRS</text:p>
          </table:table-cell>
          <table:table-cell table:style-name="Таблица2.D2" office:value-type="string">
            <text:p text:style-name="P1">Происхождение </text:p>
          </table:table-cell>
          <table:table-cell table:style-name="Таблица2.D2" office:value-type="string">
            <text:p text:style-name="P1">Prois.dbf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7581206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POL </text:p>
          </table:table-cell>
          <table:table-cell table:style-name="Таблица2.D2" office:value-type="string">
            <text:p text:style-name="P1">Полнота </text:p>
          </table:table-cell>
          <table:table-cell table:style-name="Таблица2.D2" office:value-type="string">
            <text:p text:style-name="P1"><text:span text:style-name="T6">Polnota.dbf</text:span>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7585333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SPS </text:p>
          </table:table-cell>
          <table:table-cell table:style-name="Таблица2.D2" office:value-type="string">
            <text:p text:style-name="P1">Сумма площадей сечения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7569527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ZAP</text:p>
          </table:table-cell>
          <table:table-cell table:style-name="Таблица2.D2" office:value-type="string">
            <text:p text:style-name="P1">Запас яруса на 1 г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</table:table>
      <text:p text:style-name="Standard"><text:change-start text:change-id="ct336689608"/></text:p>
      <text:p text:style-name="Standard"><text:change-end text:change-id="ct336689608"/><text:change-start text:change-id="ct336670680"/></text:p>
      <text:p text:style-name="Standard"><text:change-end text:change-id="ct336670680"/><text:change-start text:change-id="ct150081264"/>Таблица 3. Перечень полей таблицы <text:span text:style-name="T3">maket</text:span><text:change-end text:change-id="ct150081264"/><text:change-start text:change-id="ct336670888"/><text:span text:style-name="T3">_X</text:span><text:change-end text:change-id="ct336670888"/><text:change-start text:change-id="ct336673072"/><text:span text:style-name="T3">, </text:span><text:span text:style-name="T1">где </text:span><text:span text:style-name="T3">X </text:span><text:change-end text:change-id="ct336673072"/><text:change-start text:change-id="ct336674840"/><text:span text:style-name="T3">–</text:span><text:change-end text:change-id="ct336674840"/><text:change-start text:change-id="ct336674944"/><text:span text:style-name="T3"> </text:span><text:change-end text:change-id="ct336674944"/><text:change-start text:change-id="ct336672656"/><text:span text:style-name="T1">идентификатор макета</text:span><text:change-end text:change-id="ct336672656"/><text:change-start text:change-id="ct336671408"/></text:p>
      <text:p text:style-name="Standard"><text:change-end text:change-id="ct336671408"/><text:span text:style-name="T3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Table_20_Heading"/>
            </table:table-cell>
            <table:table-cell table:style-name="Таблица4.A1" office:value-type="string">
              <text:p text:style-name="Table_20_Heading"><text:change-start text:change-id="ct150082928"/>Атрибут<text:change-end text:change-id="ct150082928"/></text:p>
            </table:table-cell>
            <table:table-cell table:style-name="Таблица4.A1" office:value-type="string">
              <text:p text:style-name="Table_20_Heading"><text:change-start text:change-id="ct337249936"/>Псевдоним<text:change-end text:change-id="ct337249936"/></text:p>
            </table:table-cell>
            <table:table-cell table:style-name="Таблица4.D1" office:value-type="string">
              <text:p text:style-name="P8"><text:change-start text:change-id="ct337278016"/>Значение из справочника<text:change-end text:change-id="ct337278016"/></text:p>
            </table:table-cell>
          </table:table-row>
        </table:table-header-rows>
        <table:table-row table:style-name="Таблица4.2">
          <table:table-cell table:style-name="Таблица4.A2">
            <text:list xml:id="list37557638" text:continue-list="list37569527" text:style-name="Numbering_20_2">
              <text:list-item text:start-value="1">
                <text:p text:style-name="P14"/>
              </text:list-item>
            </text:list>
          </table:table-cell>
          <table:table-cell table:style-name="Таблица4.B2" office:value-type="string">
            <text:p text:style-name="Table_20_Contents"><text:change-start text:change-id="ct150081784"/>NNN<text:change-end text:change-id="ct150081784"/></text:p>
          </table:table-cell>
          <table:table-cell table:style-name="Таблица4.B2" office:value-type="string">
            <text:p text:style-name="Table_20_Contents"><text:change-start text:change-id="ct150082408"/>Индекс <text:span text:style-name="T1">выдела</text:span><text:change-end text:change-id="ct150082408"/></text:p>
          </table:table-cell>
          <table:table-cell table:style-name="Таблица4.D1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list xml:id="list37570381" text:continue-numbering="true" text:style-name="Numbering_20_2">
              <text:list-item>
                <text:p text:style-name="P14"/>
              </text:list-item>
            </text:list>
          </table:table-cell>
          <table:table-cell table:style-name="Таблица4.B2" office:value-type="string">
            <text:p text:style-name="P6"><text:change-start text:change-id="ct150080432"/>N1<text:change-end text:change-id="ct150080432"/></text:p>
          </table:table-cell>
          <table:table-cell table:style-name="Таблица4.B2" office:value-type="string">
            <text:p text:style-name="P7"><text:change-start text:change-id="ct336674112"/>Значение поля <text:span text:style-name="T3">NAME </text:span>из <text:span text:style-name="T3">Makets.dbf</text:span><text:change-end text:change-id="ct336674112"/><text:change-start text:change-id="ct336673800"/><text:span text:style-name="T3">, </text:span>где <text:span text:style-name="T3">FIELD='N1</text:span><text:change-end text:change-id="ct336673800"/><text:change-start text:change-id="ct336675464"/><text:span text:style-name="T3">' </text:span>и <text:span text:style-name="T3">MAKE=X</text:span><text:change-end text:change-id="ct336675464"/></text:p>
          </table:table-cell>
          <table:table-cell table:style-name="Таблица4.D3" office:value-type="string">
            <text:p text:style-name="P6"><text:change-start text:change-id="ct337278744"/>N1 (Phl3.dbf), <text:span text:style-name="T1">если </text:span><text:change-end text:change-id="ct337278744"/><text:change-start text:change-id="ct337278120"/><text:span text:style-name="T1">значение </text:span>SPRAV (Makets.dbf) <text:span text:style-name="T1">пусто</text:span></text:p>
            <text:p text:style-name="P6"><text:span text:style-name="T1"/></text:p>
            <text:p text:style-name="P7">или</text:p>
            <text:p text:style-name="P7"><text:change-end text:change-id="ct337278120"/><text:change-start text:change-id="ct337279888"/></text:p>
            <text:p text:style-name="P7"><text:change-end text:change-id="ct337279888"/><text:change-start text:change-id="ct337280304"/>Значение из справочника<text:change-end text:change-id="ct337280304"/><text:change-start text:change-id="ct337279992"/> <text:span text:style-name="T3">SPRAV (Makets.dbf), </text:span>если такой справочник существует<text:change-end text:change-id="ct337279992"/></text:p>
          </table:table-cell>
        </table:table-row>
        <table:table-row>
          <table:table-cell table:style-name="Таблица4.B2" office:value-type="string">
            <text:list xml:id="list37564500" text:continue-numbering="true" text:style-name="Numbering_20_2">
              <text:list-item>
                <text:p text:style-name="P14"/>
              </text:list-item>
            </text:list>
          </table:table-cell>
          <table:table-cell table:style-name="Таблица4.B2" office:value-type="string">
            <text:p text:style-name="P6"><text:change-start text:change-id="ct150083032"/>N<text:span text:style-name="T1">2</text:span><text:change-end text:change-id="ct150083032"/></text:p>
          </table:table-cell>
          <table:table-cell table:style-name="Таблица4.B2" office:value-type="string">
            <text:p text:style-name="P7"><text:change-start text:change-id="ct336675672"/>Значение поля <text:span text:style-name="T3">NAME </text:span>из <text:span text:style-name="T3">Makets.dbf, </text:span>где <text:span text:style-name="T3">FIELD='N2' </text:span>и <text:span text:style-name="T3">MAKE=X</text:span><text:change-end text:change-id="ct336675672"/></text:p>
          </table:table-cell>
          <table:table-cell table:style-name="Таблица4.D3" office:value-type="string">
            <text:p text:style-name="P6"><text:change-start text:change-id="ct337279368"/>N<text:span text:style-name="T1">2</text:span> (Phl3.dbf), <text:span text:style-name="T1">если значение </text:span>SPRAV (Makets.dbf) <text:span text:style-name="T1">пусто</text:span></text:p>
            <text:p text:style-name="P6"><text:span text:style-name="T1"/></text:p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337279368"/></text:p>
          </table:table-cell>
        </table:table-row>
        <table:table-row>
          <table:table-cell table:style-name="Таблица4.B2" office:value-type="string">
            <text:list xml:id="list37578006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<text:change-start text:change-id="ct289669456"/>N<text:span text:style-name="T1">3</text:span><text:change-end text:change-id="ct289669456"/></text:p>
          </table:table-cell>
          <table:table-cell table:style-name="Таблица4.B2" office:value-type="string">
            <text:p text:style-name="P7"><text:change-start text:change-id="ct336673280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3' </text:span><text:span text:style-name="T1">и </text:span><text:span text:style-name="T3">MAKE=X</text:span><text:change-end text:change-id="ct336673280"/></text:p>
          </table:table-cell>
          <table:table-cell table:style-name="Таблица4.D3" office:value-type="string">
            <text:p text:style-name="P6"><text:change-start text:change-id="ct337278536"/>N<text:span text:style-name="T1">3</text:span> (Phl3.dbf), <text:span text:style-name="T1">если значение </text:span>SPRAV (Makets.dbf) <text:span text:style-name="T1">пусто</text:span></text:p>
            <text:p text:style-name="P6"><text:span text:style-name="T1"/></text:p>
            <text:p text:style-name="P7"><text:soft-page-break/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337278536"/></text:p>
          </table:table-cell>
        </table:table-row>
        <table:table-row>
          <table:table-cell table:style-name="Таблица4.B2" office:value-type="string">
            <text:list xml:id="list37582465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<text:change-start text:change-id="ct289670912"/>N<text:span text:style-name="T1">4</text:span><text:change-end text:change-id="ct289670912"/></text:p>
          </table:table-cell>
          <table:table-cell table:style-name="Таблица4.B2" office:value-type="string">
            <text:p text:style-name="P7"><text:change-start text:change-id="ct336674736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4' </text:span><text:span text:style-name="T1">и </text:span><text:span text:style-name="T3">MAKE=X</text:span><text:change-end text:change-id="ct336674736"/></text:p>
          </table:table-cell>
          <table:table-cell table:style-name="Таблица4.D3" office:value-type="string">
            <text:p text:style-name="P6"><text:change-start text:change-id="ct337279576"/>N<text:span text:style-name="T1">4</text:span> (Phl3.dbf), <text:span text:style-name="T1">если значение </text:span>SPRAV (Makets.dbf) <text:span text:style-name="T1">пусто</text:span></text:p>
            <text:p text:style-name="P6"><text:span text:style-name="T1"/></text:p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337279576"/></text:p>
          </table:table-cell>
        </table:table-row>
        <table:table-row>
          <table:table-cell table:style-name="Таблица4.B2" office:value-type="string">
            <text:list xml:id="list37582248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<text:change-start text:change-id="ct289669768"/>N<text:span text:style-name="T1">5</text:span><text:change-end text:change-id="ct289669768"/></text:p>
          </table:table-cell>
          <table:table-cell table:style-name="Таблица4.B2" office:value-type="string">
            <text:p text:style-name="P7"><text:change-start text:change-id="ct336675776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5' </text:span><text:span text:style-name="T1">и </text:span><text:span text:style-name="T3">MAKE=X</text:span><text:change-end text:change-id="ct336675776"/></text:p>
          </table:table-cell>
          <table:table-cell table:style-name="Таблица4.D3" office:value-type="string">
            <text:p text:style-name="P6"><text:change-start text:change-id="ct337279680"/>N<text:span text:style-name="T1">5</text:span> (Phl3.dbf), <text:span text:style-name="T1">если значение </text:span>SPRAV (Makets.dbf) <text:span text:style-name="T1">пусто</text:span></text:p>
            <text:p text:style-name="P6"><text:span text:style-name="T1"/></text:p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337279680"/></text:p>
          </table:table-cell>
        </table:table-row>
        <table:table-row>
          <table:table-cell table:style-name="Таблица4.B2" office:value-type="string">
            <text:list xml:id="list37574324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<text:change-start text:change-id="ct289669560"/>N<text:span text:style-name="T1">6</text:span><text:change-end text:change-id="ct289669560"/></text:p>
          </table:table-cell>
          <table:table-cell table:style-name="Таблица4.B2" office:value-type="string">
            <text:p text:style-name="P7"><text:change-start text:change-id="ct336673384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6' </text:span><text:span text:style-name="T1">и </text:span><text:span text:style-name="T3">MAKE=X</text:span><text:change-end text:change-id="ct336673384"/></text:p>
          </table:table-cell>
          <table:table-cell table:style-name="Таблица4.D3" office:value-type="string">
            <text:p text:style-name="P6"><text:change-start text:change-id="ct337278224"/>N<text:span text:style-name="T1">6</text:span> (Phl3.dbf), <text:span text:style-name="T1">если значение </text:span>SPRAV (Makets.dbf) <text:span text:style-name="T1">пусто</text:span></text:p>
            <text:p text:style-name="P6"><text:span text:style-name="T1"/></text:p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337278224"/></text:p>
          </table:table-cell>
        </table:table-row>
        <table:table-row>
          <table:table-cell table:style-name="Таблица4.B2" office:value-type="string">
            <text:list xml:id="list37580299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<text:change-start text:change-id="ct289669248"/>N<text:span text:style-name="T1">7</text:span><text:change-end text:change-id="ct289669248"/></text:p>
          </table:table-cell>
          <table:table-cell table:style-name="Таблица4.B2" office:value-type="string">
            <text:p text:style-name="P7"><text:change-start text:change-id="ct336674528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7' </text:span><text:span text:style-name="T1">и </text:span><text:span text:style-name="T3">MAKE=X</text:span><text:change-end text:change-id="ct336674528"/></text:p>
          </table:table-cell>
          <table:table-cell table:style-name="Таблица4.D3" office:value-type="string">
            <text:p text:style-name="P6"><text:change-start text:change-id="ct337278328"/>N<text:span text:style-name="T1">7</text:span> (Phl3.dbf), <text:span text:style-name="T1">если значение </text:span>SPRAV (Makets.dbf) <text:span text:style-name="T1">пусто</text:span></text:p>
            <text:p text:style-name="P6"><text:span text:style-name="T1"/></text:p>
            <text:p text:style-name="P7">или</text:p>
            <text:p text:style-name="P7"/>
            <text:p text:style-name="P7">Значение из справочника <text:span text:style-name="T3">SPRAV (Makets.dbf), </text:span>если <text:soft-page-break/>такой справочник существует<text:change-end text:change-id="ct337278328"/></text:p>
          </table:table-cell>
        </table:table-row>
        <table:table-row>
          <table:table-cell table:style-name="Таблица4.B2" office:value-type="string">
            <text:list xml:id="list37566160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<text:change-start text:change-id="ct289670080"/>N<text:change-end text:change-id="ct289670080"/><text:change-start text:change-id="ct289671224"/><text:span text:style-name="T1">8</text:span><text:change-end text:change-id="ct289671224"/></text:p>
          </table:table-cell>
          <table:table-cell table:style-name="Таблица4.B2" office:value-type="string">
            <text:p text:style-name="P7"><text:change-start text:change-id="ct336674632"/><text:span text:style-name="T1">Значение поля </text:span><text:span text:style-name="T3">NAME </text:span><text:span text:style-name="T1">из </text:span><text:span text:style-name="T3">Makets.dbf, </text:span><text:span text:style-name="T1">где </text:span><text:span text:style-name="T3">FIELD='N8' </text:span><text:span text:style-name="T1">и </text:span><text:span text:style-name="T3">MAKE=X</text:span><text:change-end text:change-id="ct336674632"/></text:p>
          </table:table-cell>
          <table:table-cell table:style-name="Таблица4.D3" office:value-type="string">
            <text:p text:style-name="P6"><text:change-start text:change-id="ct337279264"/>N<text:span text:style-name="T1">8</text:span> (Phl3.dbf), <text:span text:style-name="T1">если значение </text:span>SPRAV (Makets.dbf) <text:span text:style-name="T1">пусто</text:span></text:p>
            <text:p text:style-name="P6"><text:span text:style-name="T1"/></text:p>
            <text:p text:style-name="P7">или</text:p>
            <text:p text:style-name="P7"/>
            <text:p text:style-name="P7">Значение из справочника <text:span text:style-name="T3">SPRAV (Makets.dbf), </text:span>если такой справочник существует<text:change-end text:change-id="ct337279264"/></text:p>
          </table:table-cell>
        </table:table-row>
      </table:table>
      <text:p text:style-name="Standard"><text:change-start text:change-id="ct336689504"/><text:span text:style-name="T1"/></text:p>
      <text:p text:style-name="Standard"><text:change-end text:change-id="ct336689504"/><text:change-start text:change-id="ct336689296"/><text:span text:style-name="T1"/></text:p>
      <text:p text:style-name="Standard"><text:span text:style-name="T1">Таблица 4. Перечень полей таблица </text:span><text:span text:style-name="T3">aliases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Heading">Атрибут</text:p>
          </table:table-cell>
          <table:table-cell table:style-name="Таблица5.A1" office:value-type="string">
            <text:p text:style-name="Table_20_Heading">Псевдоним</text:p>
          </table:table-cell>
          <table:table-cell table:style-name="Таблица5.C1" office:value-type="string">
            <text:p text:style-name="P8">Значение</text:p>
          </table:table-cell>
        </table:table-row>
        <table:table-row>
          <table:table-cell table:style-name="Таблица5.A2" office:value-type="string">
            <text:p text:style-name="P6">table_name</text:p>
          </table:table-cell>
          <table:table-cell table:style-name="Таблица5.A2" office:value-type="string">
            <text:p text:style-name="P7">Имя таблицы</text:p>
          </table:table-cell>
          <table:table-cell table:style-name="Таблица5.C2" office:value-type="string">
            <text:p text:style-name="P7">Имена таблиц из текущей БД</text:p>
          </table:table-cell>
        </table:table-row>
        <table:table-row>
          <table:table-cell table:style-name="Таблица5.A2" office:value-type="string">
            <text:p text:style-name="P6">filed_name</text:p>
          </table:table-cell>
          <table:table-cell table:style-name="Таблица5.A2" office:value-type="string">
            <text:p text:style-name="P7">Имя поля</text:p>
          </table:table-cell>
          <table:table-cell table:style-name="Таблица5.C2" office:value-type="string">
            <text:p text:style-name="Table_20_Contents">Поле в таблице<text:line-break/><text:span text:style-name="T3">NULL </text:span><text:span text:style-name="T1">если это псевдоним для имени таблицы</text:span></text:p>
          </table:table-cell>
        </table:table-row>
        <table:table-row>
          <table:table-cell table:style-name="Таблица5.A2" office:value-type="string">
            <text:p text:style-name="P6">alias</text:p>
          </table:table-cell>
          <table:table-cell table:style-name="Таблица5.A2" office:value-type="string">
            <text:p text:style-name="P7">Псевдоним</text:p>
          </table:table-cell>
          <table:table-cell table:style-name="Таблица5.C2" office:value-type="string">
            <text:p text:style-name="Table_20_Contents">Из справочника <text:span text:style-name="T3">Fields.dbf </text:span><text:span text:style-name="T1">и </text:span><text:span text:style-name="T3">Makets.dbf</text:span></text:p>
          </table:table-cell>
        </table:table-row>
      </table:table>
      <text:p text:style-name="Standard"><text:span text:style-name="T3"/></text:p>
      <text:p text:style-name="Standard"><text:change-end text:change-id="ct336689296"/><text:change-start text:change-id="ct291525912"/><text:span text:style-name="T3"/></text:p>
      <text:p text:style-name="Standard"><text:change-end text:change-id="ct291525912"/><text:span text:style-name="T1">Таблица </text:span><text:change-start text:change-id="ct336670472"/><text:span text:style-name="T3">5</text:span><text:change-end text:change-id="ct336670472"/><text:change text:change-id="ct289672576"/><text:span text:style-name="T1">. Перечень полей слоя </text:span><text:span text:style-name="T3">kvr_plg</text:span>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table:number-rows-spanned="2" office:value-type="string">
              <text:p text:style-name="Table_20_Heading"/>
            </table:table-cell>
            <table:table-cell table:style-name="Таблица3.A1" table:number-rows-spanned="2" office:value-type="string">
              <text:p text:style-name="Table_20_Heading">Атрибут</text:p>
            </table:table-cell>
            <table:table-cell table:style-name="Таблица3.A1" table:number-rows-spanned="2" office:value-type="string">
              <text:p text:style-name="Table_20_Heading"><text:change text:change-id="ct337250872"/><text:change-start text:change-id="ct337248272"/>Псевдоним<text:change-end text:change-id="ct337248272"/></text:p>
            </table:table-cell>
            <table:table-cell table:style-name="Таблица3.A1" table:number-rows-spanned="2" office:value-type="string">
              <text:p text:style-name="P8">Значение</text:p>
            </table:table-cell>
          </table:table-row>
          <table:table-row table:style-name="Таблица3.2"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3.A3" office:value-type="string">
            <text:list xml:id="list37565881" text:continue-list="list37566160" text:style-name="Numbering_20_2">
              <text:list-item text:start-value="1">
                <text:p text:style-name="P11"/>
              </text:list-item>
            </text:list>
          </table:table-cell>
          <table:table-cell table:style-name="Таблица3.A3" office:value-type="string">
            <text:p text:style-name="P1"><text:span text:style-name="T5">NOMKVR</text:span> </text:p>
          </table:table-cell>
          <table:table-cell table:style-name="Таблица3.A3" office:value-type="string">
            <text:p text:style-name="P1"><text:span text:style-name="T1">Н</text:span>омер квартала</text:p>
          </table:table-cell>
          <table:table-cell table:style-name="Таблица3.A3" office:value-type="string">
            <text:p text:style-name="Table_20_Contents"/>
          </table:table-cell>
        </table:table-row>
        <table:table-row>
          <table:table-cell table:style-name="Таблица3.A3" office:value-type="string">
            <text:list xml:id="list37575993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3.A3" office:value-type="string">
            <text:p text:style-name="P2">PLSKVR</text:p>
          </table:table-cell>
          <table:table-cell table:style-name="Таблица3.A3" office:value-type="string">
            <text:p text:style-name="P3">Площадь квартала</text:p>
          </table:table-cell>
          <table:table-cell table:style-name="Таблица3.A3" office:value-type="string">
            <text:p text:style-name="P1">Суммарная площадь всех выделов, входящих в состав квартала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Lisovenko</meta:initial-creator>
    <meta:creation-date>2015-12-15T11:19:26.48</meta:creation-date>
    <dc:date>2016-01-15T17:39:42.80</dc:date>
    <dc:creator>Alexander Lisovenko</dc:creator>
    <meta:editing-duration>PT4H29M20S</meta:editing-duration>
    <meta:editing-cycles>20</meta:editing-cycles>
    <meta:generator>OpenOffice/4.1.2$Win32 OpenOffice.org_project/412m3$Build-9782</meta:generator>
    <meta:document-statistic meta:table-count="5" meta:image-count="0" meta:object-count="0" meta:page-count="7" meta:paragraph-count="306" meta:word-count="853" meta:character-count="5937"/>
  </office:meta>
</office:document-meta>
</file>